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ad3" officeooo:paragraph-rsid="001f8ad3"/>
    </style:style>
    <style:style style:name="P2" style:family="paragraph" style:parent-style-name="Standard">
      <style:text-properties officeooo:rsid="00210ed1" officeooo:paragraph-rsid="00210ed1"/>
    </style:style>
    <style:style style:name="P3" style:family="paragraph" style:parent-style-name="Standard">
      <style:text-properties officeooo:rsid="0021c0a3" officeooo:paragraph-rsid="0021c0a3"/>
    </style:style>
    <style:style style:name="P4" style:family="paragraph" style:parent-style-name="Standard">
      <style:text-properties officeooo:rsid="0022fd9c" officeooo:paragraph-rsid="0022fd9c"/>
    </style:style>
    <style:style style:name="P5" style:family="paragraph" style:parent-style-name="Standard">
      <style:text-properties officeooo:rsid="00241c73" officeooo:paragraph-rsid="00241c73"/>
    </style:style>
    <style:style style:name="P6" style:family="paragraph" style:parent-style-name="Standard">
      <style:text-properties officeooo:rsid="00250206" officeooo:paragraph-rsid="00250206"/>
    </style:style>
    <style:style style:name="P7" style:family="paragraph" style:parent-style-name="Standard">
      <style:text-properties officeooo:rsid="002602b0" officeooo:paragraph-rsid="002602b0"/>
    </style:style>
    <style:style style:name="P8" style:family="paragraph" style:parent-style-name="Standard">
      <style:text-properties officeooo:rsid="0026f595" officeooo:paragraph-rsid="0026f595"/>
    </style:style>
    <style:style style:name="P9" style:family="paragraph" style:parent-style-name="Standard">
      <style:text-properties officeooo:rsid="0027cb78" officeooo:paragraph-rsid="0027cb78"/>
    </style:style>
    <style:style style:name="P10" style:family="paragraph" style:parent-style-name="Standard">
      <style:text-properties fo:font-size="13pt" fo:font-weight="bold" officeooo:rsid="0027cb78" officeooo:paragraph-rsid="0027cb78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26f595" officeooo:paragraph-rsid="0026f595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2602b0" officeooo:paragraph-rsid="002602b0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250206" officeooo:paragraph-rsid="00250206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241c73" officeooo:paragraph-rsid="00241c73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22fd9c" officeooo:paragraph-rsid="0022fd9c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21c0a3" officeooo:paragraph-rsid="0021c0a3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10ed1" officeooo:paragraph-rsid="00210ed1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5pt" fo:font-weight="bold" officeooo:rsid="001f8ad3" officeooo:paragraph-rsid="001f8ad3" style:font-size-asian="15pt" style:font-weight-asian="bold" style:font-size-complex="15pt" style:font-weight-complex="bold"/>
    </style:style>
    <style:style style:name="T1" style:family="text">
      <style:text-properties officeooo:rsid="0020c1e7"/>
    </style:style>
    <style:style style:name="T2" style:family="text">
      <style:text-properties officeooo:rsid="0029c0e9"/>
    </style:style>
    <style:style style:name="T3" style:family="text">
      <style:text-properties officeooo:rsid="002b56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ongoDb</text:p>
      <text:p text:style-name="P1"/>
      <text:p text:style-name="P1">&gt; use Avni</text:p>
      <text:p text:style-name="P1">switched to db Avni</text:p>
      <text:p text:style-name="P1">&gt; db</text:p>
      <text:p text:style-name="P1">Avni</text:p>
      <text:p text:style-name="P1">&gt; show collections</text:p>
      <text:p text:style-name="P16">1)Student</text:p>
      <text:p text:style-name="P16"/>
      <text:p text:style-name="P1">&gt; db.createCollection('student')</text:p>
      <text:p text:style-name="P1">{ "ok" : 1 }</text:p>
      <text:p text:style-name="P1">&gt; db.student.insert({ 'stud_id':'1', 'stud_fname':'Avni','stud_lname':'Sangani','stud_city':'Rajkot','stud_contact':'9980909898'})</text:p>
      <text:p text:style-name="P1">WriteResult({ "nInserted" : 1 })</text:p>
      <text:p text:style-name="P1">&gt; db.student.insert({ 'stud_id':'2', 'stud_fname':'Anjani','stud_lname':'Patel','stud_city':'Ahmedabad','stud_contact':'9900909898'})</text:p>
      <text:p text:style-name="P1">WriteResult({ "nInserted" : 1 })</text:p>
      <text:p text:style-name="P1">&gt; db.student.insert({ 'stud_id':'3', 'stud_fname':'Shreyanshi','stud_lname':'Vekariya','stud_city':'Ahmedabad','stud_contact':'8800909898'})</text:p>
      <text:p text:style-name="P1">WriteResult({ "nInserted" : 1 })</text:p>
      <text:p text:style-name="P1">&gt; db.student.insert({ 'stud_id':'4', 'stud_fname':'Shriya','stud_lname':'Patel','stud_city':'Baroda','stud_contact':'8806609898'})</text:p>
      <text:p text:style-name="P1">WriteResult({ "nInserted" : 1 })</text:p>
      <text:p text:style-name="P1">&gt; db.student.insert({ 'stud_id':'5', 'stud_fname':'Riya','stud_lname':'KAnsagara','stud_city':'Baroda','stud_contact':'8806609899'})</text:p>
      <text:p text:style-name="P1">WriteResult({ "nInserted" : 1 })</text:p>
      <text:p text:style-name="P1">&gt; db.student.insert({ 'stud_id':'6', 'stud_fname':'Kajal','stud_lname':'Panchal','stud_city':'Mumbai','stud_contact':'7706609899'})</text:p>
      <text:p text:style-name="P1">WriteResult({ "nInserted" : 1 })</text:p>
      <text:p text:style-name="P1">&gt; db.student.insert({ 'stud_id':'7', 'stud_fname':'Devarsh','stud_lname':'Patel','stud_city':'Ahmedabad','stud_contact':'7700209899'})</text:p>
      <text:p text:style-name="P1">WriteResult({ "nInserted" : 1 })</text:p>
      <text:p text:style-name="P1">&gt; db.student.insert({ 'stud_id':'8', 'stud_fname':'Piyush','stud_lname':'Sangani','stud_city':'Ahmedabad','stud_contact':'9700209899'})</text:p>
      <text:p text:style-name="P1">WriteResult({ "nInserted" : 1 })</text:p>
      <text:p text:style-name="P1">&gt; db.student.insert({ 'stud_id':'9', 'stud_fname':'Arjun','stud_lname':'Ahuja','stud_city':'Rajkot','stud_contact':'9700569899'})</text:p>
      <text:p text:style-name="P1">WriteResult({ "nInserted" : 1 })</text:p>
      <text:p text:style-name="P1">&gt; db.student.insert({ 'stud_id':'<text:span text:style-name="T1">10’</text:span>, 'stud_fname':'Khyati','stud_lname':'Dadhaniya','stud_city':'Ahmedabad','stud_contact':'9700569769'})</text:p>
      <text:p text:style-name="P1">WriteResult({ "nInserted" : 1 })</text:p>
      <text:p text:style-name="P1">&gt; show collections</text:p>
      <text:p text:style-name="P1">student</text:p>
      <text:p text:style-name="P1">&gt; db.student.find()</text:p>
      <text:p text:style-name="P1">{ "_id" : ObjectId("61cacbebc17af007ccf9b75f") }</text:p>
      <text:p text:style-name="P1">{ "_id" : ObjectId("61cada19c17af007ccf9b760"), "stud_id" : "1", "stud_fname" : "Avni", "stud_lname" : "Sangani", "stud_city" : "Rajkot", "stud_contact" : "9980909898" }</text:p>
      <text:p text:style-name="P1">{ "_id" : ObjectId("61cada36c17af007ccf9b761"), "stud_id" : "<text:span text:style-name="T3">2</text:span>", "stud_fname" : "Anjani", "stud_lname" : "Patel", "stud_city" : "Ahmedabad", "stud_contact" : "9900909898" }</text:p>
      <text:p text:style-name="P1"><text:soft-page-break/>{ "_id" : ObjectId("61cada6ec17af007ccf9b762"), "stud_id" : "3", "stud_fname" : "Shreyanshi", "stud_lname" : "Vekariya", "stud_city" : "Ahmedabad", "stud_contact" : "8800909898" }</text:p>
      <text:p text:style-name="P1">{ "_id" : ObjectId("61cada99c17af007ccf9b763"), "stud_id" : "4", "stud_fname" : "Shriya", "stud_lname" : "Patel", "stud_city" : "Baroda", "stud_contact" : "8806609898" }</text:p>
      <text:p text:style-name="P1">{ "_id" : ObjectId("61cadac1c17af007ccf9b764"), "stud_id" : "5", "stud_fname" : "Riya", "stud_lname" : "KAnsagara", "stud_city" : "Baroda", "stud_contact" : "8806609899" }</text:p>
      <text:p text:style-name="P1">{ "_id" : ObjectId("61cadae0c17af007ccf9b765"), "stud_id" : "6", "stud_fname" : "Kajal", "stud_lname" : "Panchal", "stud_city" : "Mumbai", "stud_contact" : "7706609899" }</text:p>
      <text:p text:style-name="P1">{ "_id" : ObjectId("61cadb03c17af007ccf9b766"), "stud_id" : "7", "stud_fname" : "Devarsh", "stud_lname" : "Patel", "stud_city" : "Ahmedabad", "stud_contact" : "7700209899" }</text:p>
      <text:p text:style-name="P1">{ "_id" : ObjectId("61cadb1dc17af007ccf9b767"), "stud_id" : "8", "stud_fname" : "Piyush", "stud_lname" : "Sangani", "stud_city" : "Ahmedabad", "stud_contact" : "9700209899" }</text:p>
      <text:p text:style-name="P1">{ "_id" : ObjectId("61cadb56c17af007ccf9b768"), "stud_id" : "9", "stud_fname" : "Arjun", "stud_lname" : "Ahuja", "stud_city" : "Rajkot", "stud_contact" : "9700569899" }</text:p>
      <text:p text:style-name="P1">{ "_id" : ObjectId("61cadb71c17af007ccf9b769"), "stud_id" : "<text:span text:style-name="T1">10</text:span>", "stud_fname" : "Khyati", "stud_lname" : "Dadhaniya", "stud_city" : "Ahmedabad", "stud_contact" : "9700569769" }</text:p>
      <text:p text:style-name="P1"/>
      <text:p text:style-name="P17">2) course</text:p>
      <text:p text:style-name="P2"/>
      <text:p text:style-name="P2">&gt; db.createCollection('course')</text:p>
      <text:p text:style-name="P2">{ "ok" : 1 }</text:p>
      <text:p text:style-name="P2">&gt; db.course.insert({ 'course_id':'1', 'course_name':'java','course_duration':'3','course_fees':'30000','course_country':'India'})</text:p>
      <text:p text:style-name="P2">WriteResult({ "nInserted" : 1 }) db.course.insert({ 'course_id':'2','course_name':'Android','course_duration':'6','course_fees':'23000','course_country':'Usa'})</text:p>
      <text:p text:style-name="P2">WriteResult({ "nInserted" : 1 })</text:p>
      <text:p text:style-name="P2">&gt; db.course.insert({ 'course_id':'3','course_name':'Ios','course_duration':'8','course_fees':'50000','course_country':'India'})</text:p>
      <text:p text:style-name="P2">WriteResult({ "nInserted" : 1 })</text:p>
      <text:p text:style-name="P2">&gt; db.course.insert({ 'course_id':'4','course_name':'ReactNative','course_duration':'3','course_fees':'30000','course_country':'India'})</text:p>
      <text:p text:style-name="P2">WriteResult({ "nInserted" : 1 })</text:p>
      <text:p text:style-name="P2">&gt; db.course.insert({ 'course_id':'5','course_name':'Node','course_duration':'6','course_fees':'21000','course_country':'Usa'})</text:p>
      <text:p text:style-name="P2">WriteResult({ "nInserted" : 1 })</text:p>
      <text:p text:style-name="P2">&gt; db.course.insert({ 'course_id':'6','course_name':'Php','course_duration':'4','course_fees':'10000','course_country':'India'})</text:p>
      <text:p text:style-name="P2">WriteResult({ "nInserted" : 1 })</text:p>
      <text:p text:style-name="P2">&gt; db.course.insert({ 'course_id':'7','course_name':'Angular','course_duration':'2','course_fees':'20000','course_country':'Usa'})</text:p>
      <text:p text:style-name="P2">WriteResult({ "nInserted" : 1 })</text:p>
      <text:p text:style-name="P2">&gt; <text:s/>db.course.insert({ 'course_id':'8','course_name':'Python','course_duration':'3','course_fees':'35000','course_country':'India'})</text:p>
      <text:p text:style-name="P2">WriteResult({ "nInserted" : 1 })</text:p>
      <text:p text:style-name="P2"><text:soft-page-break/>&gt; db.course.insert({ 'course_id':'9','course_name':'Bigdata','course_duration':'3','course_fees':'35000','course_country':'Usa'})</text:p>
      <text:p text:style-name="P2">WriteResult({ "nInserted" : 1 })</text:p>
      <text:p text:style-name="P2">&gt; db.course.insert({ 'course_id':'10','course_name':'Rubi','course_duration':'3','course_fees':'35000','course_country':'Usa'})</text:p>
      <text:p text:style-name="P2">WriteResult({ "nInserted" : 1 })</text:p>
      <text:p text:style-name="P2">&gt; db.course.find()</text:p>
      <text:p text:style-name="P2">{ "_id" : ObjectId("61cadd08c17af007ccf9b76a"), "course_id" : "1", "course_name" : "java", "course_duration" : "3", "course_fees" : "30000", "course_country" : "India" }</text:p>
      <text:p text:style-name="P2">{ "_id" : ObjectId("61cadd4ec17af007ccf9b76b"), "course_id" : "2", "course_name" : "Android", "course_duration" : "6", "course_fees" : "23000", "course_country" : "Usa" }</text:p>
      <text:p text:style-name="P2">{ "_id" : ObjectId("61cadd6ec17af007ccf9b76c"), "course_id" : "3", "course_name" : "Ios", "course_duration" : "8", "course_fees" : "50000", "course_country" : "India" }</text:p>
      <text:p text:style-name="P2">{ "_id" : ObjectId("61cadd89c17af007ccf9b76d"), "course_id" : "4", "course_name" : "ReactNative", "course_duration" : "3", "course_fees" : "30000", "course_country" : "India" }</text:p>
      <text:p text:style-name="P2">{ "_id" : ObjectId("61caddaac17af007ccf9b76e"), "course_id" : "5", "course_name" : "Node", "course_duration" : "6", "course_fees" : "21000", "course_country" : "Usa" }</text:p>
      <text:p text:style-name="P2">{ "_id" : ObjectId("61caddcbc17af007ccf9b76f"), "course_id" : "6", "course_name" : "Php", "course_duration" : "4", "course_fees" : "10000", "course_country" : "India" }</text:p>
      <text:p text:style-name="P2">{ "_id" : ObjectId("61caddfcc17af007ccf9b770"), "course_id" : "7", "course_name" : "Angular", "course_duration" : "2", "course_fees" : "20000", "course_country" : "Usa" }</text:p>
      <text:p text:style-name="P2">{ "_id" : ObjectId("61cade1fc17af007ccf9b771"), "course_id" : "8", "course_name" : "Python", "course_duration" : "3", "course_fees" : "35000", "course_country" : "India" }</text:p>
      <text:p text:style-name="P2">{ "_id" : ObjectId("61cade5fc17af007ccf9b772"), "course_id" : "9", "course_name" : "Bigdata", "course_duration" : "3", "course_fees" : "35000", "course_country" : "Usa" }</text:p>
      <text:p text:style-name="P2">{ "_id" : ObjectId("61cade6bc17af007ccf9b773"), "course_id" : "10", "course_name" : "Rubi", "course_duration" : "3", "course_fees" : "35000", "course_country" : "Usa" }</text:p>
      <text:p text:style-name="P2"/>
      <text:p text:style-name="P16">3) Customer</text:p>
      <text:p text:style-name="P3"/>
      <text:p text:style-name="P3">&gt; db.createCollection('customer')</text:p>
      <text:p text:style-name="P3">{ "ok" : 1 }</text:p>
      <text:p text:style-name="P3">&gt; db.customer.insert({ 'customer_id':'1','customer_fname':'Avni','customer_lname':'Sangani','customer_city':'Rajkot','customer_state':'Gujrat'})</text:p>
      <text:p text:style-name="P3">WriteResult({ "nInserted" : 1 })</text:p>
      <text:p text:style-name="P3">&gt; db.customer.insert({ 'customer_id':'2','customer_fname':'Anjani','customer_lname':'Patel','customer_city':'Ahmedabad','customer_state':'Gujrat'})</text:p>
      <text:p text:style-name="P3">WriteResult({ "nInserted" : 1 })</text:p>
      <text:p text:style-name="P3">&gt; db.customer.insert({ 'customer_id':'3','customer_fname':'Kajal','customer_lname':'Panchal','customer_city':'Mumbai','customer_state':'Maharastra'})</text:p>
      <text:p text:style-name="P3">WriteResult({ "nInserted" : 1 })</text:p>
      <text:p text:style-name="P3">&gt; db.customer.insert({ 'customer_id':'4','customer_fname':'Shiya,'customer_lname':'Patel','customer_city':'Mumbai','customer_state':'Maharastra'})</text:p>
      <text:p text:style-name="P3">2021-12-28T15:28:12.041+0530 E QUERY <text:s text:c="3"/>[thread1] SyntaxError: missing } after property list @(shell):1:64</text:p>
      <text:p text:style-name="P3"><text:soft-page-break/>&gt; db.customer.insert({ 'customer_id':'4','customer_fname':'Shiya','customer_lname':'Patel','customer_city':'Mumbai','customer_state':'Maharastra'})</text:p>
      <text:p text:style-name="P3">WriteResult({ "nInserted" : 1 })</text:p>
      <text:p text:style-name="P3">&gt; db.customer.insert({ 'customer_id':'5','customer_fname':'Shreyanshi','customer_lname':'Vekariya','customer_city':'Baroda','customer_state':'Gujrat'})</text:p>
      <text:p text:style-name="P3">WriteResult({ "nInserted" : 1 })</text:p>
      <text:p text:style-name="P3">&gt; db.customer.insert({ 'customer_id':'6','customer_fname':'Riya','customer_lname':'Kansagara','customer_city':'Baroda','customer_state':'Gujrat'})</text:p>
      <text:p text:style-name="P3">WriteResult({ "nInserted" : 1 })</text:p>
      <text:p text:style-name="P3">&gt; db.customer.insert({ 'customer_id':'7','customer_fname':'Piyush','customer_lname':'Sangani','customer_city':'Rajkot','customer_state':'Gujrat'})</text:p>
      <text:p text:style-name="P3">WriteResult({ "nInserted" : 1 })</text:p>
      <text:p text:style-name="P3">&gt; db.customer.insert({ 'customer_id':'8','customer_fname':'Piyali','customer_lname':'Patel','customer_city':'Rajkot','customer_state':'Gujrat'})</text:p>
      <text:p text:style-name="P3">WriteResult({ "nInserted" : 1 })</text:p>
      <text:p text:style-name="P3">&gt; <text:s/>db.customer.insert({ 'customer_id':'9','customer_fname':'Raj','customer_lname':'Shah','customer_city':'Ahmedabad','customer_state':'Gujrat'})</text:p>
      <text:p text:style-name="P3">WriteResult({ "nInserted" : 1 })</text:p>
      <text:p text:style-name="P3">&gt; db.customer.insert({ 'customer_id':'10','customer_fname':'Arman','customer_lname':'Shah','customer_city':'Ahmedabad','customer_state':'Gujrat'})</text:p>
      <text:p text:style-name="P3">WriteResult({ "nInserted" : 1 })</text:p>
      <text:p text:style-name="P3">&gt; db.customer.find()</text:p>
      <text:p text:style-name="P3">{ "_id" : ObjectId("61cadf4cc17af007ccf9b774"), "customer_id" : "1", "customer_fname" : "Avni", "customer_lname" : "Sangani", "customer_city" : "Rajkot", "customer_state" : "Gujrat" }</text:p>
      <text:p text:style-name="P3">{ "_id" : ObjectId("61cadf72c17af007ccf9b775"), "customer_id" : "2", "customer_fname" : "Anjani", "customer_lname" : "Patel", "customer_city" : "Ahmedabad", "customer_state" : "Gujrat" }</text:p>
      <text:p text:style-name="P3">{ "_id" : ObjectId("61cadf93c17af007ccf9b776"), "customer_id" : "3", "customer_fname" : "Kajal", "customer_lname" : "Panchal", "customer_city" : "Mumbai", "customer_state" : "Maharastra" }</text:p>
      <text:p text:style-name="P3">{ "_id" : ObjectId("61cadfc4c17af007ccf9b777"), "customer_id" : "4", "customer_fname" : "Shiya", "customer_lname" : "Patel", "customer_city" : "Mumbai", "customer_state" : "Maharastra" }</text:p>
      <text:p text:style-name="P3">{ "_id" : ObjectId("61cadfe5c17af007ccf9b778"), "customer_id" : "5", "customer_fname" : "Shreyanshi", "customer_lname" : "Vekariya", "customer_city" : "Baroda", "customer_state" : "Gujrat" }</text:p>
      <text:p text:style-name="P3">{ "_id" : ObjectId("61cadffcc17af007ccf9b779"), "customer_id" : "6", "customer_fname" : "Riya", "customer_lname" : "Kansagara", "customer_city" : "Baroda", "customer_state" : "Gujrat" }</text:p>
      <text:p text:style-name="P3">{ "_id" : ObjectId("61cae016c17af007ccf9b77a"), "customer_id" : "7", "customer_fname" : "Piyush", "customer_lname" : "Sangani", "customer_city" : "Rajkot", "customer_state" : "Gujrat" }</text:p>
      <text:p text:style-name="P3">{ "_id" : ObjectId("61cae028c17af007ccf9b77b"), "customer_id" : "8", "customer_fname" : "Piyali", "customer_lname" : "Patel", "customer_city" : "Rajkot", "customer_state" : "Gujrat" }</text:p>
      <text:p text:style-name="P3">{ "_id" : ObjectId("61cae04ac17af007ccf9b77c"), "customer_id" : "9", "customer_fname" : "Raj", "customer_lname" : "Shah", "customer_city" : "Ahmedabad", "customer_state" : "Gujrat" }</text:p>
      <text:p text:style-name="P3">{ "_id" : ObjectId("61cae061c17af007ccf9b77d"), "customer_id" : "10", "customer_fname" : "Arman", "customer_lname" : "Shah", "customer_city" : "Ahmedabad", "customer_state" : "Gujrat" }</text:p>
      <text:p text:style-name="P3"><text:soft-page-break/></text:p>
      <text:p text:style-name="P3"/>
      <text:p text:style-name="P3"/>
      <text:p text:style-name="P3"/>
      <text:p text:style-name="P16">4) Doctor_detail</text:p>
      <text:p text:style-name="P16"/>
      <text:p text:style-name="P3">&gt; db.createCollection('doctordetail')</text:p>
      <text:p text:style-name="P3">{ "ok" : 1 }</text:p>
      <text:p text:style-name="P3">&gt; db.doctordetail.insert({ 'd_id':'1','d_fname':'Arman','d_lname':'Shah','d_contact':'8989565467','d_field':'Physician'})</text:p>
      <text:p text:style-name="P3">WriteResult({ "nInserted" : 1 })</text:p>
      <text:p text:style-name="P3">&gt; db.doctordetail.insert({ 'd_id':'2','d_fname':'Avni','d_lname':'Sangani','d_contact':'9089565467','d_field':'Dentist'})</text:p>
      <text:p text:style-name="P3">WriteResult({ "nInserted" : 1 })</text:p>
      <text:p text:style-name="P3">&gt; db.doctordetail.insert({ 'd_id':'3','d_fname':'Anjani','d_lname':'Patel','d_contact':'9090565467','d_field':'Dentist'})</text:p>
      <text:p text:style-name="P3">WriteResult({ "nInserted" : 1 })</text:p>
      <text:p text:style-name="P3">&gt; db.doctordetail.insert({ 'd_id':'4','d_fname':'Piyush','d_lname':'Sangani','d_contact':'8790565467','d_field':'Cardiologist'})</text:p>
      <text:p text:style-name="P3">WriteResult({ "nInserted" : 1 })</text:p>
      <text:p text:style-name="P3">&gt; db.doctordetail.insert({ 'd_id':'5','d_fname':'Riya','d_lname':'Kansagara','d_contact':'7790565467','d_field':'Cardiologist'})</text:p>
      <text:p text:style-name="P3">WriteResult({ "nInserted" : 1 })</text:p>
      <text:p text:style-name="P3">&gt; db.doctordetail.insert({ 'd_id':'6','d_fname':'Shreyanshi','d_lname':'Vekariya','d_contact':'9990560067','d_field':'Physician'})</text:p>
      <text:p text:style-name="P3">WriteResult({ "nInserted" : 1 })</text:p>
      <text:p text:style-name="P3">&gt; db.doctordetail.insert({ 'd_id':'7','d_fname':'Shriya','d_lname':'Patel','d_contact':'9990560457','d_field':'Physician'})</text:p>
      <text:p text:style-name="P3">WriteResult({ "nInserted" : 1 })</text:p>
      <text:p text:style-name="P3">&gt; db.doctordetail.insert({ 'd_id':'8','d_fname':'Kajal','d_lname':'Panchal','d_contact':'7690560457','d_field':'Gynecologist'})</text:p>
      <text:p text:style-name="P3">WriteResult({ "nInserted" : 1 })</text:p>
      <text:p text:style-name="P3">&gt; db.doctordetail.insert({ 'd_id':'9','d_fname':'Devarsh','d_lname':'Shah','d_contact':'9990560457','d_field':'Gynecologist'})</text:p>
      <text:p text:style-name="P3">WriteResult({ "nInserted" : 1 })</text:p>
      <text:p text:style-name="P3">&gt; db.doctordetail.insert({ 'd_id':'10','d_fname':'Arjun','d_lname':'Shah','d_contact':'9890560457','d_field':'Gynecologist'})</text:p>
      <text:p text:style-name="P3">WriteResult({ "nInserted" : 1 })</text:p>
      <text:p text:style-name="P3">&gt; db.doctordetail.find()</text:p>
      <text:p text:style-name="P3">{ "_id" : ObjectId("61cae16bc17af007ccf9b77e"), "d_id" : "1", "d_fname" : "Arman", "d_lname" : "Shah", "d_contact" : "8989565467", "d_field" : "Physician" }</text:p>
      <text:p text:style-name="P3"><text:soft-page-break/>{ "_id" : ObjectId("61cae190c17af007ccf9b77f"), "d_id" : "2", "d_fname" : "Avni", "d_lname" : "Sangani", "d_contact" : "9089565467", "d_field" : "Dentist" }</text:p>
      <text:p text:style-name="P3">{ "_id" : ObjectId("61cae1a7c17af007ccf9b780"), "d_id" : "3", "d_fname" : "Anjani", "d_lname" : "Patel", "d_contact" : "9090565467", "d_field" : "Dentist" }</text:p>
      <text:p text:style-name="P3">{ "_id" : ObjectId("61cae1c9c17af007ccf9b781"), "d_id" : "4", "d_fname" : "Piyush", "d_lname" : "Sangani", "d_contact" : "8790565467", "d_field" : "Cardiologist" }</text:p>
      <text:p text:style-name="P3">{ "_id" : ObjectId("61cae1e2c17af007ccf9b782"), "d_id" : "5", "d_fname" : "Riya", "d_lname" : "Kansagara", "d_contact" : "7790565467", "d_field" : "Cardiologist" }</text:p>
      <text:p text:style-name="P3">{ "_id" : ObjectId("61cae20cc17af007ccf9b783"), "d_id" : "6", "d_fname" : "Shreyanshi", "d_lname" : "Vekariya", "d_contact" : "9990560067", "d_field" : "Physician" }</text:p>
      <text:p text:style-name="P3">{ "_id" : ObjectId("61cae222c17af007ccf9b784"), "d_id" : "7", "d_fname" : "Shriya", "d_lname" : "Patel", "d_contact" : "9990560457", "d_field" : "Physician" }</text:p>
      <text:p text:style-name="P3">{ "_id" : ObjectId("61cae249c17af007ccf9b785"), "d_id" : "8", "d_fname" : "Kajal", "d_lname" : "Panchal", "d_contact" : "7690560457", "d_field" : "Gynecologist" }</text:p>
      <text:p text:style-name="P3">{ "_id" : ObjectId("61cae26ec17af007ccf9b786"), "d_id" : "9", "d_fname" : "Devarsh", "d_lname" : "Shah", "d_contact" : "9990560457", "d_field" : "Gynecologist" }</text:p>
      <text:p text:style-name="P3">{ "_id" : ObjectId("61cae288c17af007ccf9b787"), "d_id" : "10", "d_fname" : "Arjun", "d_lname" : "Shah", "d_contact" : "9890560457", "d_field" : "Gynecologist" }</text:p>
      <text:p text:style-name="P3">&gt; </text:p>
      <text:p text:style-name="P3"/>
      <text:p text:style-name="P15">5) Employee</text:p>
      <text:p text:style-name="P15"/>
      <text:p text:style-name="P4">&gt; db.createCollection('employee')</text:p>
      <text:p text:style-name="P4">{ "ok" : 1 }</text:p>
      <text:p text:style-name="P4">&gt; db.employee.insert({ 'emp_id':'1','emp_fname':'Arjun','emp_lname':'Shah','emp_email':'arjun@gmail.com','emp_contact':'9889123456'})</text:p>
      <text:p text:style-name="P4">WriteResult({ "nInserted" : 1 })</text:p>
      <text:p text:style-name="P4">&gt; db.employee.insert({ 'emp_id':'2','emp_fname':'Piyush','emp_lname':'PAtel','emp_email':'piyush@gmail.com','emp_contact':'9989123456'})</text:p>
      <text:p text:style-name="P4">WriteResult({ "nInserted" : 1 })</text:p>
      <text:p text:style-name="P4">&gt; db.employee.insert({ 'emp_id':'3','emp_fname':'Vishv','emp_lname':'Sangani','emp_email':'vishv@gmail.com','emp_contact':'8789123906'})</text:p>
      <text:p text:style-name="P4">WriteResult({ "nInserted" : 1 })</text:p>
      <text:p text:style-name="P4">&gt; db.employee.insert({ 'emp_id':'4','emp_fname':'Vishal','emp_lname':'Gohel','emp_email':'vishal@gmail.com','emp_contact':'8889123906'})</text:p>
      <text:p text:style-name="P4">WriteResult({ "nInserted" : 1 })</text:p>
      <text:p text:style-name="P4">&gt; db.employee.insert({ 'emp_id':'5','emp_fname':'Riya','emp_lname':'Kansagra','emp_email':'riya@gmail.com','emp_contact':'9089123906'})</text:p>
      <text:p text:style-name="P4">WriteResult({ "nInserted" : 1 })</text:p>
      <text:p text:style-name="P4">&gt; db.employee.insert({ 'emp_id':'6','emp_fname':'Avni','emp_lname':'Sangani','emp_email':'avni@gmail.com','emp_contact':'9900123906'})</text:p>
      <text:p text:style-name="P4">WriteResult({ "nInserted" : 1 })</text:p>
      <text:p text:style-name="P4">&gt; db.employee.insert({ 'emp_id':'7','emp_fname':'Anjani','emp_lname':'Patel','emp_email':'anjani@gmail.com','emp_contact':'7800123906'})</text:p>
      <text:p text:style-name="P4">WriteResult({ "nInserted" : 1 })</text:p>
      <text:p text:style-name="P4"><text:soft-page-break/>&gt; db.employee.insert({ 'emp_id':'8','emp_fname':'Tiya','emp_lname':'Patel','emp_email':'tiya@gmail.com','emp_contact':'7600123906'})</text:p>
      <text:p text:style-name="P4">WriteResult({ "nInserted" : 1 })</text:p>
      <text:p text:style-name="P4">&gt; db.employee.insert({ 'emp_id':'9','emp_fname':'Diya','emp_lname':'Patel','emp_email':'diya@gmail.com','emp_contact':'9000123906'})</text:p>
      <text:p text:style-name="P4">WriteResult({ "nInserted" : 1 })</text:p>
      <text:p text:style-name="P4">&gt; db.employee.insert({ 'emp_id':'10','emp_fname':'Siya','emp_lname':'Patel','emp_email':'siya@gmail.com','emp_contact':'8090123906'})</text:p>
      <text:p text:style-name="P4">WriteResult({ "nInserted" : 1 })</text:p>
      <text:p text:style-name="P4">&gt; db.employee.find()</text:p>
      <text:p text:style-name="P4">{ "_id" : ObjectId("61cae334c17af007ccf9b788"), "emp_id" : "1", "emp_fname" : "Arjun", "emp_lname" : "Shah", "emp_email" : "arjun@gmail.com", "emp_contact" : "9889123456" }</text:p>
      <text:p text:style-name="P4">{ "_id" : ObjectId("61cae34ec17af007ccf9b789"), "emp_id" : "2", "emp_fname" : "Piyush", "emp_lname" : "PAtel", "emp_email" : "piyush@gmail.com", "emp_contact" : "9989123456" }</text:p>
      <text:p text:style-name="P4">{ "_id" : ObjectId("61cae36dc17af007ccf9b78a"), "emp_id" : "3", "emp_fname" : "Vishv", "emp_lname" : "Sangani", "emp_email" : "vishv@gmail.com", "emp_contact" : "8789123906" }</text:p>
      <text:p text:style-name="P4">{ "_id" : ObjectId("61cae387c17af007ccf9b78b"), "emp_id" : "4", "emp_fname" : "Vishal", "emp_lname" : "Gohel", "emp_email" : "vishal@gmail.com", "emp_contact" : "8889123906" }</text:p>
      <text:p text:style-name="P4">{ "_id" : ObjectId("61cae3a5c17af007ccf9b78c"), "emp_id" : "5", "emp_fname" : "Riya", "emp_lname" : "Kansagra", "emp_email" : "riya@gmail.com", "emp_contact" : "9089123906" }</text:p>
      <text:p text:style-name="P4">{ "_id" : ObjectId("61cae3c1c17af007ccf9b78d"), "emp_id" : "6", "emp_fname" : "Avni", "emp_lname" : "Sangani", "emp_email" : "avni@gmail.com", "emp_contact" : "9900123906" }</text:p>
      <text:p text:style-name="P4">{ "_id" : ObjectId("61cae3dfc17af007ccf9b78e"), "emp_id" : "7", "emp_fname" : "Anjani", "emp_lname" : "Patel", "emp_email" : "anjani@gmail.com", "emp_contact" : "7800123906" }</text:p>
      <text:p text:style-name="P4">{ "_id" : ObjectId("61cae3f4c17af007ccf9b78f"), "emp_id" : "8", "emp_fname" : "Tiya", "emp_lname" : "Patel", "emp_email" : "tiya@gmail.com", "emp_contact" : "7600123906" }</text:p>
      <text:p text:style-name="P4">{ "_id" : ObjectId("61cae40ec17af007ccf9b790"), "emp_id" : "9", "emp_fname" : "Diya", "emp_lname" : "Patel", "emp_email" : "diya@gmail.com", "emp_contact" : "9000123906" }</text:p>
      <text:p text:style-name="P4">{ "_id" : ObjectId("61cae42cc17af007ccf9b791"), "emp_id" : "10", "emp_fname" : "Siya", "emp_lname" : "Patel", "emp_email" : "siya@gmail.com", "emp_contact" : "8090123906" }</text:p>
      <text:p text:style-name="P4"/>
      <text:p text:style-name="P14">6)FacultyDetail</text:p>
      <text:p text:style-name="P5"/>
      <text:p text:style-name="P5">&gt; db.createCollection('facultydetail')</text:p>
      <text:p text:style-name="P5">{ "ok" : 1 }</text:p>
      <text:p text:style-name="P5">&gt; db.facultydetail.insert({ 'f_id':'1','f_name':'Siya','f_lname':'Patel','f_city':'Ahmedabad','f_course':'ReactNative'})</text:p>
      <text:p text:style-name="P5">WriteResult({ "nInserted" : 1 })</text:p>
      <text:p text:style-name="P5">&gt; db.facultydetail.insert({ 'f_id':'2','f_name':'Diya','f_lname':'Sangani','f_city':'Rajkot','f_course':'ReactJs'})</text:p>
      <text:p text:style-name="P5">WriteResult({ "nInserted" : 1 })</text:p>
      <text:p text:style-name="P5">&gt; db.facultydetail.insert({ 'f_id':'3','f_name':'Avni','f_lname':'Sangani','f_city':'Rajkot','f_course':'ReactJs'})</text:p>
      <text:p text:style-name="P5">WriteResult({ "nInserted" : 1 })</text:p>
      <text:p text:style-name="P5"><text:soft-page-break/>&gt; db.facultydetail.insert({ 'f_id':'4','f_name':'Shreyanshi','f_lname':'Vekariya','f_city':'Baroda','f_course':'Java'})</text:p>
      <text:p text:style-name="P5">WriteResult({ "nInserted" : 1 })</text:p>
      <text:p text:style-name="P5">&gt; db.facultydetail.insert({ 'f_id':'5','f_name':'Shriya','f_lname':'Vaja','f_city':'Amareli','f_course':'Php'})</text:p>
      <text:p text:style-name="P5">WriteResult({ "nInserted" : 1 })</text:p>
      <text:p text:style-name="P5">&gt; db.facultydetail.insert({ 'f_id':'6','f_name':'Riya','f_lname':'Kansagra','f_city':'Ahmedabad','f_course':'Python'})</text:p>
      <text:p text:style-name="P5">WriteResult({ "nInserted" : 1 })</text:p>
      <text:p text:style-name="P5">&gt; db.facultydetail.insert({ 'f_id':'7','f_name':'Tiya','f_lname':'Arora','f_city':'Ahmedabad','f_course':'Python'})</text:p>
      <text:p text:style-name="P5">WriteResult({ "nInserted" : 1 })</text:p>
      <text:p text:style-name="P5">&gt; db.facultydetail.insert({ 'f_id':'8','f_name':'Piya','f_lname':'Sangani','f_city':'Mumbai','f_course':'Node'})</text:p>
      <text:p text:style-name="P5">WriteResult({ "nInserted" : 1 })</text:p>
      <text:p text:style-name="P5">&gt; db.facultydetail.insert({ 'f_id':'9','f_name':'Viraj','f_lname':'Patel','f_city':'Baroda','f_course':'VueJs'})</text:p>
      <text:p text:style-name="P5">WriteResult({ "nInserted" : 1 })</text:p>
      <text:p text:style-name="P5">&gt; db.facultydetail.insert({ 'f_id':'10','f_name':'Arjun','f_lname':'Ahuja','f_city':'Mumbai','f_course':'ReactNative'})</text:p>
      <text:p text:style-name="P5">WriteResult({ "nInserted" : 1 })</text:p>
      <text:p text:style-name="P5">&gt; db.facultydetail.find()</text:p>
      <text:p text:style-name="P5">{ "_id" : ObjectId("61cae512c17af007ccf9b792"), "f_id" : "1", "f_name" : "Siya", "f_lname" : "Patel", "f_city" : "Ahmedabad", "f_course" : "ReactNative" }</text:p>
      <text:p text:style-name="P5">{ "_id" : ObjectId("61cae531c17af007ccf9b793"), "f_id" : "2", "f_name" : "Diya", "f_lname" : "Sangani", "f_city" : "Rajkot", "f_course" : "ReactJs" }</text:p>
      <text:p text:style-name="P5">{ "_id" : ObjectId("61cae540c17af007ccf9b794"), "f_id" : "3", "f_name" : "Avni", "f_lname" : "Sangani", "f_city" : "Rajkot", "f_course" : "ReactJs" }</text:p>
      <text:p text:style-name="P5">{ "_id" : ObjectId("61cae55dc17af007ccf9b795"), "f_id" : "4", "f_name" : "Shreyanshi", "f_lname" : "Vekariya", "f_city" : "Baroda", "f_course" : "Java" }</text:p>
      <text:p text:style-name="P5">{ "_id" : ObjectId("61cae584c17af007ccf9b796"), "f_id" : "5", "f_name" : "Shriya", "f_lname" : "Vaja", "f_city" : "Amareli", "f_course" : "Php" }</text:p>
      <text:p text:style-name="P5">{ "_id" : ObjectId("61cae5a3c17af007ccf9b797"), "f_id" : "6", "f_name" : "Riya", "f_lname" : "Kansagra", "f_city" : "Ahmedabad", "f_course" : "Python" }</text:p>
      <text:p text:style-name="P5">{ "_id" : ObjectId("61cae5c3c17af007ccf9b798"), "f_id" : "7", "f_name" : "Tiya", "f_lname" : "Arora", "f_city" : "Ahmedabad", "f_course" : "Python" }</text:p>
      <text:p text:style-name="P5">{ "_id" : ObjectId("61cae5e5c17af007ccf9b799"), "f_id" : "8", "f_name" : "Piya", "f_lname" : "Sangani", "f_city" : "Mumbai", "f_course" : "Node" }</text:p>
      <text:p text:style-name="P5">{ "_id" : ObjectId("61cae60dc17af007ccf9b79a"), "f_id" : "9", "f_name" : "Viraj", "f_lname" : "Patel", "f_city" : "Baroda", "f_course" : "VueJs" }</text:p>
      <text:p text:style-name="P5">{ "_id" : ObjectId("61cae62bc17af007ccf9b79b"), "f_id" : "10", "f_name" : "Arjun", "f_lname" : "Ahuja", "f_city" : "Mumbai", "f_course" : "ReactNative" }</text:p>
      <text:p text:style-name="P5">&gt; </text:p>
      <text:p text:style-name="P5"/>
      <text:p text:style-name="P13">7) MovieDetail</text:p>
      <text:p text:style-name="P6"/>
      <text:p text:style-name="P6">&gt; db.createCollection('moviedetail')</text:p>
      <text:p text:style-name="P6"><text:soft-page-break/>{ "ok" : 1 }</text:p>
      <text:p text:style-name="P6">&gt; db.moviedetail.insert({ 'm_id':'1','m_name':'Shershah','m_actor_name':'Sidharth Malhotra','m_actress_name':'Kiara Advani','m_type':'Biographical'})</text:p>
      <text:p text:style-name="P6">WriteResult({ "nInserted" : 1 })</text:p>
      <text:p text:style-name="P6">&gt; db.moviedetail.insert({ 'm_id':'2','m_name':'Bhuj','m_actor_name':'Ajay Devgan','m_actress_name':'Sonakshi Sinha','m_type':'War Film'})</text:p>
      <text:p text:style-name="P6">WriteResult({ "nInserted" : 1 })</text:p>
      <text:p text:style-name="P6">&gt; db.moviedetail.insert({ 'm_id':'3','m_name':'Mimi','m_actor_name':'Panjak Tripathi','m_actress_name':'Kriti sanon','m_type':'Comedy drama'})</text:p>
      <text:p text:style-name="P6">WriteResult({ "nInserted" : 1 })</text:p>
      <text:p text:style-name="P6">&gt; db.moviedetail.insert({ 'm_id':'4','m_name':'Bell Bottom','m_actor_name':'Akashay Kumar','m_actress_name':'Vani Kapoor','m_type':'Thriller'})</text:p>
      <text:p text:style-name="P6">WriteResult({ "nInserted" : 1 })</text:p>
      <text:p text:style-name="P6">&gt; db.moviedetail.insert({ 'm_id':'5','m_name':'Roohi','m_actor_name':'Rajkumar Rao','m_actress_name':'Janhvi Kapoor','m_type':'Comedy Horror'})</text:p>
      <text:p text:style-name="P6">WriteResult({ "nInserted" : 1 })</text:p>
      <text:p text:style-name="P6">&gt; db.moviedetail.insert({ 'm_id':'6','m_name':'Laxmi','m_actor_name':'Akshay Kumar','m_actress_name':'Kiara Advani','m_type':'Comedy Horror'})</text:p>
      <text:p text:style-name="P6">WriteResult({ "nInserted" : 1 })</text:p>
      <text:p text:style-name="P6">&gt; db.moviedetail.insert({ 'm_id':'7','m_name':'Kabir Singh','m_actor_name':'Shahid Kapoor','m_actress_name':'Kiara Advai','m_type':'Romentic Drama'})</text:p>
      <text:p text:style-name="P6">WriteResult({ "nInserted" : 1 })</text:p>
      <text:p text:style-name="P6">&gt; db.moviedetail.insert({ 'm_id':'8','m_name':'Tanhaji','m_actor_name':'Ajay Devgan','m_actress_name':'Kajol','m_type':'Warrior'})</text:p>
      <text:p text:style-name="P6">WriteResult({ "nInserted" : 1 })</text:p>
      <text:p text:style-name="P6">&gt; db.moviedetail.insert({ 'm_id':'9','m_name':'War','m_actor_name':'Hrithik Roshan','m_actress_name':'Karina Kapoor','m_type':'War Film'})</text:p>
      <text:p text:style-name="P6">WriteResult({ "nInserted" : 1 })</text:p>
      <text:p text:style-name="P6">&gt; db.moviedetail.insert({ 'm_id':'10','m_name':'Baaghi','m_actor_name':'Tiger Shroff','m_actress_name':'Sharaddha Kapoor','m_type':'Action Film'})</text:p>
      <text:p text:style-name="P6">WriteResult({ "nInserted" : 1 })</text:p>
      <text:p text:style-name="P6">&gt; db.moviedetail.find()</text:p>
      <text:p text:style-name="P6">{ "_id" : ObjectId("61cae6f0c17af007ccf9b79c"), "m_id" : "1", "m_name" : "Shershah", "m_actor_name" : "Sidharth Malhotra", "m_actress_name" : "Kiara Advani", "m_type" : "Biographical" }</text:p>
      <text:p text:style-name="P6">{ "_id" : ObjectId("61cae71cc17af007ccf9b79d"), "m_id" : "2", "m_name" : "Bhuj", "m_actor_name" : "Ajay Devgan", "m_actress_name" : "Sonakshi Sinha", "m_type" : "War Film" }</text:p>
      <text:p text:style-name="P6">{ "_id" : ObjectId("61cae745c17af007ccf9b79e"), "m_id" : "3", "m_name" : "Mimi", "m_actor_name" : "Panjak Tripathi", "m_actress_name" : "Kriti sanon", "m_type" : "Comedy drama" }</text:p>
      <text:p text:style-name="P6">{ "_id" : ObjectId("61cae77ac17af007ccf9b79f"), "m_id" : "4", "m_name" : "Bell Bottom", "m_actor_name" : "Akashay Kumar", "m_actress_name" : "Vani Kapoor", "m_type" : "Thriller" }</text:p>
      <text:p text:style-name="P6">{ "_id" : ObjectId("61cae7abc17af007ccf9b7a0"), "m_id" : "5", "m_name" : "Roohi", "m_actor_name" : "Rajkumar Rao", "m_actress_name" : "Janhvi Kapoor", "m_type" : "Comedy Horror" }</text:p>
      <text:p text:style-name="P6">{ "_id" : ObjectId("61cae7d8c17af007ccf9b7a1"), "m_id" : "6", "m_name" : "Laxmi", "m_actor_name" : "Akshay Kumar", "m_actress_name" : "Kiara Advani", "m_type" : "Comedy Horror" }</text:p>
      <text:p text:style-name="P6">{ "_id" : ObjectId("61cae812c17af007ccf9b7a2"), "m_id" : "7", "m_name" : "Kabir Singh", "m_actor_name" : "Shahid Kapoor", "m_actress_name" : "Kiara Advai", "m_type" : "Romentic Drama" }</text:p>
      <text:p text:style-name="P6"><text:soft-page-break/>{ "_id" : ObjectId("61cae842c17af007ccf9b7a3"), "m_id" : "8", "m_name" : "Tanhaji", "m_actor_name" : "Ajay Devgan", "m_actress_name" : "Kajol", "m_type" : "Warrior" }</text:p>
      <text:p text:style-name="P6">{ "_id" : ObjectId("61cae871c17af007ccf9b7a4"), "m_id" : "9", "m_name" : "War", "m_actor_name" : "Hrithik Roshan", "m_actress_name" : "Karina Kapoor", "m_type" : "War Film" }</text:p>
      <text:p text:style-name="P6">{ "_id" : ObjectId("61cae8abc17af007ccf9b7a5"), "m_id" : "10", "m_name" : "Baaghi", "m_actor_name" : "Tiger Shroff", "m_actress_name" : "Sharaddha Kapoor", "m_type" : "Action Film" }</text:p>
      <text:p text:style-name="P6"/>
      <text:p text:style-name="P7"/>
      <text:p text:style-name="P7"/>
      <text:p text:style-name="P12">8) Patientdetail</text:p>
      <text:p text:style-name="P12"/>
      <text:p text:style-name="P7">&gt; db.createCollection('patientdetail')</text:p>
      <text:p text:style-name="P7">{ "ok" : 1 }</text:p>
      <text:p text:style-name="P7">&gt; db.patientdetail.insert({ 'p_id':'1','p_name':'Avni','p_lname':'Sangani','p_city':'Mumbai','p_contact':'7989091234'})</text:p>
      <text:p text:style-name="P7">WriteResult({ "nInserted" : 1 })</text:p>
      <text:p text:style-name="P7">&gt; db.patientdetail.insert({ 'p_id':'2','p_name':'Shreyanshi','p_lname':'Vekariya','p_city':'Ahmedabad','p_contact':'9089091234'})</text:p>
      <text:p text:style-name="P7">WriteResult({ "nInserted" : 1 })</text:p>
      <text:p text:style-name="P7">&gt; db.patientdetail.insert({ 'p_id':'3','p_name':'Bela','p_lname':'Arora','p_city':'Goa','p_contact':'8989091234'})</text:p>
      <text:p text:style-name="P7">WriteResult({ "nInserted" : 1 })</text:p>
      <text:p text:style-name="P7">&gt; db.patientdetail.insert({ 'p_id':'4','p_name':'Helly','p_lname':'Shah','p_city':'Ahmedabad','p_contact':'9000091234'})</text:p>
      <text:p text:style-name="P7">WriteResult({ "nInserted" : 1 })</text:p>
      <text:p text:style-name="P7">&gt; db.patientdetail.insert({ 'p_id':'5','p_name':'Piyush','p_lname':'Sangani','p_city':'Ahmedabad','p_contact':'6300091234'})</text:p>
      <text:p text:style-name="P7">WriteResult({ "nInserted" : 1 })</text:p>
      <text:p text:style-name="P7">&gt; db.patientdetail.insert({ 'p_id':'6','p_name':'Piya','p_lname':'Sangani','p_city':'Ahmedabad','p_contact':'7700091234'})</text:p>
      <text:p text:style-name="P7">WriteResult({ "nInserted" : 1 })</text:p>
      <text:p text:style-name="P7">&gt; db.patientdetail.insert({ 'p_id':'7','p_name':'Viraj','p_lname':'Patel','p_city':'Junagadh','p_contact':'9100091234'})</text:p>
      <text:p text:style-name="P7">WriteResult({ "nInserted" : 1 })</text:p>
      <text:p text:style-name="P7">&gt; db.patientdetail.insert({ 'p_id':'8','p_name':'Vrinda','p_lname':'Arora','p_city':'Junagadh','p_contact':'8909091234'})</text:p>
      <text:p text:style-name="P7">WriteResult({ "nInserted" : 1 })</text:p>
      <text:p text:style-name="P7">&gt; db.patientdetail.insert({ 'p_id':'9','p_name':'Shriya','p_lname':'Patel','p_city':'Ahmedabad','p_contact':'9909091234'})</text:p>
      <text:p text:style-name="P7">WriteResult({ "nInserted" : 1 })</text:p>
      <text:p text:style-name="P7"><text:soft-page-break/>&gt; db.patientdetail.insert({ 'p_id':'10','p_name':'Siya','p_lname':'Patel','p_city':'Ahmedabad','p_contact':'8911091234'})</text:p>
      <text:p text:style-name="P7">WriteResult({ "nInserted" : 1 })</text:p>
      <text:p text:style-name="P7">&gt; db.patientdetail.find()</text:p>
      <text:p text:style-name="P7">{ "_id" : ObjectId("61cae95fc17af007ccf9b7a6"), "p_id" : "1", "p_name" : "Avni", "p_lname" : "Sangani", "p_city" : "Mumbai", "p_contact" : "7989091234" }</text:p>
      <text:p text:style-name="P7">{ "_id" : ObjectId("61cae987c17af007ccf9b7a7"), "p_id" : "2", "p_name" : "Shreyanshi", "p_lname" : "Vekariya", "p_city" : "Ahmedabad", "p_contact" : "9089091234" }</text:p>
      <text:p text:style-name="P7">{ "_id" : ObjectId("61cae9b0c17af007ccf9b7a8"), "p_id" : "3", "p_name" : "Bela", "p_lname" : "Arora", "p_city" : "Goa", "p_contact" : "8989091234" }</text:p>
      <text:p text:style-name="P7">{ "_id" : ObjectId("61cae9d5c17af007ccf9b7a9"), "p_id" : "4", "p_name" : "Helly", "p_lname" : "Shah", "p_city" : "Ahmedabad", "p_contact" : "9000091234" }</text:p>
      <text:p text:style-name="P7">{ "_id" : ObjectId("61cae9e8c17af007ccf9b7aa"), "p_id" : "5", "p_name" : "Piyush", "p_lname" : "Sangani", "p_city" : "Ahmedabad", "p_contact" : "6300091234" }</text:p>
      <text:p text:style-name="P7">{ "_id" : ObjectId("61caea27c17af007ccf9b7ab"), "p_id" : "6", "p_name" : "Piya", "p_lname" : "Sangani", "p_city" : "Ahmedabad", "p_contact" : "7700091234" }</text:p>
      <text:p text:style-name="P7">{ "_id" : ObjectId("61caea45c17af007ccf9b7ac"), "p_id" : "7", "p_name" : "Viraj", "p_lname" : "Patel", "p_city" : "Junagadh", "p_contact" : "9100091234" }</text:p>
      <text:p text:style-name="P7">{ "_id" : ObjectId("61caea5fc17af007ccf9b7ad"), "p_id" : "8", "p_name" : "Vrinda", "p_lname" : "Arora", "p_city" : "Junagadh", "p_contact" : "8909091234" }</text:p>
      <text:p text:style-name="P7">{ "_id" : ObjectId("61caea83c17af007ccf9b7ae"), "p_id" : "9", "p_name" : "Shriya", "p_lname" : "Patel", "p_city" : "Ahmedabad", "p_contact" : "9909091234" }</text:p>
      <text:p text:style-name="P7">{ "_id" : ObjectId("61caea98c17af007ccf9b7af"), "p_id" : "10", "p_name" : "Siya", "p_lname" : "Patel", "p_city" : "Ahmedabad", "p_contact" : "8911091234" }</text:p>
      <text:p text:style-name="P7">&gt; </text:p>
      <text:p text:style-name="P7"/>
      <text:p text:style-name="P11">9) Product</text:p>
      <text:p text:style-name="P8"/>
      <text:p text:style-name="P9">&gt; db.createCollection('product')</text:p>
      <text:p text:style-name="P9">{ "ok" : 1 }</text:p>
      <text:p text:style-name="P9">&gt; db.product.insert({ 'product_id':'1','product_name':'Wings Of Fire','product_price':'500','product_quantity':'2','product_categories':'Books'})</text:p>
      <text:p text:style-name="P9">WriteResult({ "nInserted" : 1 })</text:p>
      <text:p text:style-name="P9">&gt; db.product.insert({ 'product_id':'2','product_name':'Moisturizer','product_price':'900','product_quantity':'1','product_categories':'Beauty'})</text:p>
      <text:p text:style-name="P9">WriteResult({ "nInserted" : 1 })</text:p>
      <text:p text:style-name="P9">&gt; db.product.insert({ 'product_id':'3','product_name':'Hair Straightener','product_price':'2000','product_quantity':'1','product_categories':'Consumer Electronics'})</text:p>
      <text:p text:style-name="P9">WriteResult({ "nInserted" : 1 })</text:p>
      <text:p text:style-name="P9">&gt; db.product.insert({ 'product_id':'4','product_name':'Bracelet','product_price':'1500','product_quantity':'3','product_categories':'Fashion Accessories'})</text:p>
      <text:p text:style-name="P9">WriteResult({ "nInserted" : 1 })</text:p>
      <text:p text:style-name="P9">&gt; db.product.insert({ 'product_id':'5','product_name':'Fear Not:Be Strong','product_price':'1200','product_quantity':'5','product_categories':'Books'})</text:p>
      <text:p text:style-name="P9">WriteResult({ "nInserted" : 1 })</text:p>
      <text:p text:style-name="P9">&gt; db.product.insert({ 'product_id':'6','product_name':'HandMade Table','product_price':'5000','product_quantity':'1','product_categories':'Furniture'})</text:p>
      <text:p text:style-name="P9">WriteResult({ "nInserted" : 1 })</text:p>
      <text:p text:style-name="P9"><text:soft-page-break/>&gt; db.product.insert({ 'product_id':'7','product_name':'Foundation','product_price':'1500','product_quantity':'2','product_categories':'Beauty'})</text:p>
      <text:p text:style-name="P9">WriteResult({ "nInserted" : 1 })</text:p>
      <text:p text:style-name="P9">&gt; db.product.insert({ 'product_id':'8','product_name':'Lipstick','product_price':'1500','product_quantity':'2','product_categories':'Beauty'})</text:p>
      <text:p text:style-name="P9">WriteResult({ "nInserted" : 1 })</text:p>
      <text:p text:style-name="P9">&gt; db.product.insert({ 'product_id':'9','product_name':'Hair Dryer','product_price':'3500','product_quantity':'1','product_categories':'Consumer Electronics '})</text:p>
      <text:p text:style-name="P9">WriteResult({ "nInserted" : 1 })</text:p>
      <text:p text:style-name="P9">&gt; db.product.insert({ 'product_id':'10','product_name':'Hair Band','product_price':'2000','product_quantity':'4','product_categories':'Beauty'})</text:p>
      <text:p text:style-name="P9">WriteResult({ "nInserted" : 1 })</text:p>
      <text:p text:style-name="P9">&gt; db.product.find()</text:p>
      <text:p text:style-name="P9">{ "_id" : ObjectId("61caeb58c17af007ccf9b7b0"), "product_id" : "1", "product_name" : "Wings Of Fire", "product_price" : "500", "product_quantity" : "2", "product_categories" : "Books" }</text:p>
      <text:p text:style-name="P9">{ "_id" : ObjectId("61caebaec17af007ccf9b7b1"), "product_id" : "2", "product_name" : "Moisturizer", "product_price" : "900", "product_quantity" : "1", "product_categories" : "Beauty" }</text:p>
      <text:p text:style-name="P9">{ "_id" : ObjectId("61caebe1c17af007ccf9b7b2"), "product_id" : "3", "product_name" : "Hair Straightener", "product_price" : "2000", "product_quantity" : "1", "product_categories" : "Consumer Electronics" }</text:p>
      <text:p text:style-name="P9">{ "_id" : ObjectId("61caec20c17af007ccf9b7b3"), "product_id" : "4", "product_name" : "Bracelet", "product_price" : "1500", "product_quantity" : "3", "product_categories" : "Fashion Accessories" }</text:p>
      <text:p text:style-name="P9">{ "_id" : ObjectId("61caec52c17af007ccf9b7b4"), "product_id" : "5", "product_name" : "Fear Not:Be Strong", "product_price" : "1200", "product_quantity" : "5", "product_categories" : "Books" }</text:p>
      <text:p text:style-name="P9">{ "_id" : ObjectId("61caec8ac17af007ccf9b7b5"), "product_id" : "6", "product_name" : "HandMade Table", "product_price" : "5000", "product_quantity" : "1", "product_categories" : "Furniture" }</text:p>
      <text:p text:style-name="P9">{ "_id" : ObjectId("61caecabc17af007ccf9b7b6"), "product_id" : "7", "product_name" : "Foundation", "product_price" : "1500", "product_quantity" : "2", "product_categories" : "Beauty" }</text:p>
      <text:p text:style-name="P9">{ "_id" : ObjectId("61caecc9c17af007ccf9b7b7"), "product_id" : "8", "product_name" : "Lipstick", "product_price" : "1500", "product_quantity" : "2", "product_categories" : "Beauty" }</text:p>
      <text:p text:style-name="P9">{ "_id" : ObjectId("61caecfcc17af007ccf9b7b8"), "product_id" : "9", "product_name" : "Hair Dryer", "product_price" : "3500", "product_quantity" : "1", "product_categories" : "Consumer Electronics " }</text:p>
      <text:p text:style-name="P9">{ "_id" : ObjectId("61caed1cc17af007ccf9b7b9"), "product_id" : "10", "product_name" : "Hair Band", "product_price" : "2000", "product_quantity" : "4", "product_categories" : "Beauty" }</text:p>
      <text:p text:style-name="P9"/>
      <text:p text:style-name="P10">10) <text:span text:style-name="T2">SalaryDetail</text:span></text:p>
      <text:p text:style-name="P10"/>
      <text:p text:style-name="P9">&gt; db.createCollection('salarydetail')</text:p>
      <text:p text:style-name="P9">{ "ok" : 1 }</text:p>
      <text:p text:style-name="P9">&gt; db.salarydetail.insert({ 's_id':'1,'emp_id':'1','emp_name':'Siya','emp_city':'Ahmedabad','emp_salary':'25000'})</text:p>
      <text:p text:style-name="P9">2021-12-28T16:29:23.175+0530 E QUERY <text:s text:c="3"/>[thread1] SyntaxError: missing } after property list @(shell):1:36</text:p>
      <text:p text:style-name="P9">&gt; db.salarydetail.insert({ 's_id':'1','emp_id':'1','emp_name':'Siya','emp_city':'Ahmedabad','emp_salary':'25000'})</text:p>
      <text:p text:style-name="P9"><text:soft-page-break/>WriteResult({ "nInserted" : 1 })</text:p>
      <text:p text:style-name="P9">&gt; db.salarydetail.insert({ 's_id':'2','emp_id':'1','emp_name':'Avni','emp_city':'Rajkot','emp_salary':'50000'})</text:p>
      <text:p text:style-name="P9">WriteResult({ "nInserted" : 1 })</text:p>
      <text:p text:style-name="P9">&gt; db.salarydetail.insert({ 's_id':'3','emp_id':'3','emp_name':'Aarohi','emp_city':'Ahmedabad','emp_salary':'45000'})</text:p>
      <text:p text:style-name="P9">WriteResult({ "nInserted" : 1 })</text:p>
      <text:p text:style-name="P9">&gt; db.salarydetail.insert({ 's_id':'4','emp_id':'4','emp_name':'Aakash','emp_city':'Mumbai','emp_salary':'35000'})</text:p>
      <text:p text:style-name="P9">WriteResult({ "nInserted" : 1 })</text:p>
      <text:p text:style-name="P9">&gt; db.salarydetail.insert({ 's_id':'5','emp_id':'5','emp_name':'Swati','emp_city':'Mumbai','emp_salary':'40000'})</text:p>
      <text:p text:style-name="P9">WriteResult({ "nInserted" : 1 })</text:p>
      <text:p text:style-name="P9">&gt; db.salarydetail.insert({ 's_id':'6','emp_id':'6','emp_name':'Kavya','emp_city':'Rajkot','emp_salary':'37000'})</text:p>
      <text:p text:style-name="P9">WriteResult({ "nInserted" : 1 })</text:p>
      <text:p text:style-name="P9">&gt; db.salarydetail.insert({ 's_id':'7','emp_id':'7','emp_name':'Kiya','emp_city':'Mumbai','emp_salary':'28000'})</text:p>
      <text:p text:style-name="P9">WriteResult({ "nInserted" : 1 })</text:p>
      <text:p text:style-name="P9">&gt; db.salarydetail.insert({ 's_id':'8','emp_id':'8','emp_name':'Helly','emp_city':'Ahmedabad','emp_salary':'29000'})</text:p>
      <text:p text:style-name="P9">WriteResult({ "nInserted" : 1 })</text:p>
      <text:p text:style-name="P9">&gt; db.salarydetail.insert({ 's_id':'9','emp_id':'9','emp_name':'Ankush','emp_city':'Rajkot','emp_salary':'46000'})</text:p>
      <text:p text:style-name="P9">WriteResult({ "nInserted" : 1 })</text:p>
      <text:p text:style-name="P9">&gt; db.salarydetail.insert({ 's_id':'10','emp_id':'10','emp_name':'Aryan','emp_city':'Ahmedabad','emp_salary':'50000'})</text:p>
      <text:p text:style-name="P9">WriteResult({ "nInserted" : 1 })</text:p>
      <text:p text:style-name="P9">&gt; db.salarydetail.find()</text:p>
      <text:p text:style-name="P9">{ "_id" : ObjectId("61caee11c17af007ccf9b7ba"), "s_id" : "1", "emp_id" : "1", "emp_name" : "Siya", "emp_city" : "Ahmedabad", "emp_salary" : "25000" }</text:p>
      <text:p text:style-name="P9">{ "_id" : ObjectId("61caee2ac17af007ccf9b7bb"), "s_id" : "2", "emp_id" : "1", "emp_name" : "Avni", "emp_city" : "Rajkot", "emp_salary" : "50000" }</text:p>
      <text:p text:style-name="P9">{ "_id" : ObjectId("61caee46c17af007ccf9b7bc"), "s_id" : "3", "emp_id" : "3", "emp_name" : "Aarohi", "emp_city" : "Ahmedabad", "emp_salary" : "45000" }</text:p>
      <text:p text:style-name="P9">{ "_id" : ObjectId("61caee62c17af007ccf9b7bd"), "s_id" : "4", "emp_id" : "4", "emp_name" : "Aakash", "emp_city" : "Mumbai", "emp_salary" : "35000" }</text:p>
      <text:p text:style-name="P9">{ "_id" : ObjectId("61caee7ac17af007ccf9b7be"), "s_id" : "5", "emp_id" : "5", "emp_name" : "Swati", "emp_city" : "Mumbai", "emp_salary" : "40000" }</text:p>
      <text:p text:style-name="P9">{ "_id" : ObjectId("61caee98c17af007ccf9b7bf"), "s_id" : "6", "emp_id" : "6", "emp_name" : "Kavya", "emp_city" : "Rajkot", "emp_salary" : "37000" }</text:p>
      <text:p text:style-name="P9">{ "_id" : ObjectId("61caeeb5c17af007ccf9b7c0"), "s_id" : "7", "emp_id" : "7", "emp_name" : "Kiya", "emp_city" : "Mumbai", "emp_salary" : "28000" }</text:p>
      <text:p text:style-name="P9"><text:soft-page-break/>{ "_id" : ObjectId("61caeed8c17af007ccf9b7c1"), "s_id" : "8", "emp_id" : "8", "emp_name" : "Helly", "emp_city" : "Ahmedabad", "emp_salary" : "29000" }</text:p>
      <text:p text:style-name="P9">{ "_id" : ObjectId("61caeefdc17af007ccf9b7c2"), "s_id" : "9", "emp_id" : "9", "emp_name" : "Ankush", "emp_city" : "Rajkot", "emp_salary" : "46000" }</text:p>
      <text:p text:style-name="P9">{ "_id" : ObjectId("61caef22c17af007ccf9b7c3"), "s_id" : "10", "emp_id" : "10", "emp_name" : "Aryan", "emp_city" : "Ahmedabad", "emp_salary" : "50000" }</text:p>
      <text:p text:style-name="P9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5:11:25.417883004</meta:creation-date>
    <dc:date>2021-12-28T16:40:08.348932635</dc:date>
    <meta:editing-duration>PT17M3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4" meta:paragraph-count="355" meta:word-count="3052" meta:character-count="34537" meta:non-whitespace-character-count="31829"/>
  </office:meta>
</office:document-meta>
</file>